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478cm" fo:min-width="4.94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478cm" fo:min-width="16.42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9cm" svg:height="1.778cm" svg:x="1.243cm" svg:y="7.848cm">
          <text:p text:style-name="P1">Window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9cm" svg:height="1.778cm" svg:x="7.007cm" svg:y="7.848cm">
          <text:p text:style-name="P1">macO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9cm" svg:height="1.778cm" svg:x="12.771cm" svg:y="7.848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78cm" svg:height="1.778cm" svg:x="1.243cm" svg:y="5.648cm">
          <text:p text:style-name="P1">Common library (Culture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78cm" svg:height="1.778cm" svg:x="1.243cm" svg:y="3.448cm">
          <text:p text:style-name="P1">Middlewar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78cm" svg:height="1.778cm" svg:x="1.243cm" svg:y="1.248cm">
          <text:p text:style-name="P1">Applic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58cm" fo:page-height="10.9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2T20:02:59.402899645</meta:creation-date>
    <dc:date>2017-09-22T20:49:26.451228477</dc:date>
    <meta:editing-duration>PT6M1S</meta:editing-duration>
    <meta:editing-cycles>5</meta:editing-cycles>
    <meta:generator>LibreOffice/5.4.1.2.0$Linux_X86_64 LibreOffice_project/40m0$Build-2</meta:generator>
    <meta:document-statistic meta:object-count="6"/>
  </office:meta>
</office:document-meta>
</file>